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/>
    </style:style>
    <style:style style:name="P2" style:parent-style-name="Standard" style:family="paragraph">
      <style:text-properties style:font-name="Consolas"/>
    </style:style>
    <style:style style:name="P3" style:parent-style-name="Standard" style:family="paragraph">
      <style:text-properties style:font-name="Consolas"/>
    </style:style>
    <style:style style:name="P4" style:parent-style-name="Standard" style:family="paragraph">
      <style:text-properties style:font-name="Consolas"/>
    </style:style>
    <style:style style:name="P5" style:parent-style-name="Standard" style:family="paragraph">
      <style:text-properties style:font-name="Consolas"/>
    </style:style>
    <style:style style:name="P6" style:parent-style-name="Standard" style:family="paragraph">
      <style:text-properties style:font-name="Consolas"/>
    </style:style>
    <style:style style:name="P7" style:parent-style-name="Standard" style:family="paragraph">
      <style:text-properties style:font-name="Consolas"/>
    </style:style>
    <style:style style:name="P8" style:parent-style-name="Standard" style:family="paragraph">
      <style:text-properties style:font-name="Consolas"/>
    </style:style>
    <style:style style:name="P9" style:parent-style-name="Standard" style:family="paragraph">
      <style:text-properties style:font-name="Consolas"/>
    </style:style>
    <style:style style:name="P10" style:parent-style-name="Standard" style:family="paragraph">
      <style:text-properties style:font-name="Consolas"/>
    </style:style>
    <style:style style:name="P11" style:parent-style-name="Standard" style:family="paragraph">
      <style:text-properties style:font-name="Consolas"/>
    </style:style>
    <style:style style:name="P12" style:parent-style-name="Standard" style:family="paragraph">
      <style:text-properties style:font-name="Consolas"/>
    </style:style>
    <style:style style:name="P13" style:parent-style-name="Standard" style:family="paragraph">
      <style:text-properties style:font-name="Consolas"/>
    </style:style>
    <style:style style:name="P14" style:parent-style-name="Standard" style:family="paragraph">
      <style:text-properties style:font-name="Consolas"/>
    </style:style>
    <style:style style:name="P15" style:parent-style-name="Standard" style:family="paragraph">
      <style:text-properties style:font-name="Consolas"/>
    </style:style>
    <style:style style:name="P16" style:parent-style-name="Standard" style:family="paragraph">
      <style:text-properties style:font-name="Consolas"/>
    </style:style>
    <style:style style:name="P17" style:parent-style-name="Standard" style:family="paragraph">
      <style:text-properties style:font-name="Consolas"/>
    </style:style>
    <style:style style:name="P18" style:parent-style-name="Standard" style:family="paragraph">
      <style:text-properties style:font-name="Consolas"/>
    </style:style>
    <style:style style:name="P19" style:parent-style-name="Standard" style:family="paragraph">
      <style:text-properties style:font-name="Consolas"/>
    </style:style>
    <style:style style:name="P20" style:parent-style-name="Standard" style:family="paragraph">
      <style:text-properties style:font-name="Consolas"/>
    </style:style>
    <style:style style:name="P21" style:parent-style-name="Standard" style:family="paragraph">
      <style:text-properties style:font-name="Consolas"/>
    </style:style>
    <style:style style:name="P22" style:parent-style-name="Standard" style:family="paragraph">
      <style:text-properties style:font-name="Consolas"/>
    </style:style>
    <style:style style:name="P23" style:parent-style-name="Standard" style:family="paragraph">
      <style:text-properties style:font-name="Consolas"/>
    </style:style>
    <style:style style:name="P24" style:parent-style-name="Standard" style:family="paragraph">
      <style:text-properties style:font-name="Consolas"/>
    </style:style>
    <style:style style:name="P25" style:parent-style-name="Standard" style:family="paragraph">
      <style:text-properties style:font-name="Consolas"/>
    </style:style>
    <style:style style:name="P26" style:parent-style-name="Standard" style:family="paragraph">
      <style:text-properties style:font-name="Consolas"/>
    </style:style>
    <style:style style:name="P27" style:parent-style-name="Standard" style:family="paragraph">
      <style:text-properties style:font-name="Consolas"/>
    </style:style>
    <style:style style:name="P28" style:parent-style-name="Standard" style:family="paragraph">
      <style:text-properties style:font-name="Consolas"/>
    </style:style>
    <style:style style:name="T29" style:parent-style-name="Fuentedepárrafopredeter." style:family="text">
      <style:text-properties style:font-name="Consolas"/>
    </style:style>
    <style:style style:name="T30" style:parent-style-name="Fuentedepárrafopredeter." style:family="text">
      <style:text-properties style:font-name="Consolas"/>
    </style:style>
    <style:style style:name="T31" style:parent-style-name="Fuentedepárrafopredeter." style:family="text">
      <style:text-properties style:font-name="Consolas"/>
    </style:style>
  </office:automatic-styles>
  <office:body>
    <office:text text:use-soft-page-breaks="true">
      <text:p text:style-name="P1">1.-</text:p>
      <text:p text:style-name="P2"/>
      <text:p text:style-name="P3">SELECT NOMBRE FROM REPVENTAS WHERE DIRECTOR IN<text:s/>(SELECT NUMERO_REP FROM REPVENTAS WHERE NOMBRE = 'Juan Agudo');</text:p>
      <text:p text:style-name="P4"/>
      <text:p text:style-name="P5">2.-</text:p>
      <text:p text:style-name="P6"/>
      <text:p text:style-name="P7">Obtener los nombres de la tabla REPVENTAS los cuales tiene un director con edad menor a 40.</text:p>
      <text:p text:style-name="P8"/>
      <text:p text:style-name="P9">Seleccionar los nombres de los directores con menos de 40 años.</text:p>
      <text:p text:style-name="P10"/>
      <text:p text:style-name="P11">SELECT NOMBRE FROM REPVENTAS</text:p>
      <text:p text:style-name="P12">WHERE NUMERO_REP IN (SELECT DIRECTOR FROM REPVENTAS WHERE EDAD &lt; 40);</text:p>
      <text:p text:style-name="P13">3.-</text:p>
      <text:p text:style-name="P14"/>
      <text:p text:style-name="P15">SELECT NOMBRE_RE FROM REGIONES, OFICINAS</text:p>
      <text:p text:style-name="P16">WHERE DIRECTOR IS NULL AND REGIONES.COD_REGION = OFICINAS.COD_REGION;</text:p>
      <text:p text:style-name="P17"/>
      <text:p text:style-name="P18">4.-</text:p>
      <text:p text:style-name="P19"/>
      <text:p text:style-name="P20">SELECT NOMBRE FROM REPVENTAS, OFICINAS WHERE REPVENTAS.OFICINA_REP = OFICINAS.OFICINA AND OFICINAS.COD_REGION = (SELECT COD_REGION FROM REGIONES WHERE NOMBRE_RE = 'LEVANTE');</text:p>
      <text:p text:style-name="P21"/>
      <text:p text:style-name="P22">SELECT NOMBRE FROM REPVENTAS WHERE OFICINA_REP IN (SELECT OFICINA FROM OFICINAS, REGIONES WHERE REGIONES.COD_REGION = OFICINA.COD_REGION AND NOMBRE_RE = 'LEVANTE');</text:p>
      <text:p text:style-name="P23"/>
      <text:p text:style-name="P24">5.-</text:p>
      <text:p text:style-name="P25"/>
      <text:p text:style-name="P26">SELECT NOMBRE_RE FROM REGIONES WHERE COD_REGION NOT IN (SELECT COD_REGION FROM OFICINAS);</text:p>
      <text:p text:style-name="P27"/>
      <text:p text:style-name="P28"><text:tab/><text:tab/><text:tab/></text:p>
      <text:p text:style-name="Standard"><text:span text:style-name="T29"><text:tab/></text:span><text:span text:style-name="T30"><text:tab/></text:span><text:span text:style-name="T31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kita311</dc:creator>
    <meta:creation-date>2009-04-16T11:32:00Z</meta:creation-date>
    <dc:date>2018-04-03T10:21:00Z</dc:date>
    <meta:template xlink:href="Normal.dotm" xlink:type="simple"/>
    <meta:editing-cycles>23</meta:editing-cycles>
    <meta:editing-duration>PT45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46" meta:character-count="948" meta:row-count="6" meta:non-whitespace-character-count="803"/>
  </office:meta>
</office:document-meta>
</file>